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80b" officeooo:paragraph-rsid="0007780b"/>
    </style:style>
    <style:style style:name="P2" style:family="paragraph" style:parent-style-name="Standard">
      <style:text-properties officeooo:rsid="00060d9c" officeooo:paragraph-rsid="0007780b"/>
    </style:style>
    <style:style style:name="P3" style:family="paragraph" style:parent-style-name="Standard">
      <style:text-properties officeooo:rsid="00060d9c" officeooo:paragraph-rsid="00060d9c"/>
    </style:style>
    <style:style style:name="P4" style:family="paragraph" style:parent-style-name="Standard">
      <style:text-properties officeooo:rsid="00090394" officeooo:paragraph-rsid="00090394"/>
    </style:style>
    <style:style style:name="P5" style:family="paragraph" style:parent-style-name="Standard">
      <style:text-properties officeooo:rsid="00060d9c" officeooo:paragraph-rsid="00090394"/>
    </style:style>
    <style:style style:name="T1" style:family="text">
      <style:text-properties officeooo:rsid="00077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правление</text:p>
      <text:p text:style-name="P2"><text:tab/>Объекты</text:p>
      <text:p text:style-name="P3"><text:tab/>Сотрудники</text:p>
      <text:p text:style-name="P3"><text:tab/>График</text:p>
      <text:p text:style-name="P3"><text:tab/>Календарь</text:p>
      <text:p text:style-name="P3"/>
      <text:p text:style-name="P4">Углубление</text:p>
      <text:p text:style-name="P4"><text:tab/>Подразделения</text:p>
      <text:p text:style-name="P4"><text:tab/>График выплат</text:p>
      <text:p text:style-name="P3"><text:tab/>Начисления</text:p>
      <text:p text:style-name="P3"><text:tab/>Выплаты</text:p>
      <text:p text:style-name="P5"><text:tab/>Смены</text:p>
      <text:p text:style-name="P5"><text:tab/>Задания <text:span text:style-name="T1">на смены</text:span></text:p>
      <text:p text:style-name="P5"><text:tab/></text:p>
      <text:p text:style-name="P3"/>
      <text:p text:style-name="P3">Претенденты</text:p>
      <text:p text:style-name="P3">Отзывы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09:25:06.116616313</meta:creation-date>
    <dc:date>2025-10-12T07:16:39.580023059</dc:date>
    <meta:editing-duration>PT8H19M5S</meta:editing-duration>
    <meta:editing-cycles>1</meta:editing-cycles>
    <meta:document-statistic meta:table-count="0" meta:image-count="0" meta:object-count="0" meta:page-count="1" meta:paragraph-count="15" meta:word-count="17" meta:character-count="144" meta:non-whitespace-character-count="130"/>
    <meta:generator>LibreOffice/25.2.6.2$Linux_X86_64 LibreOffice_project/520$Build-2</meta:generator>
  </office:meta>
</office:document-meta>
</file>